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1b9570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DejaVu Sans Mono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000080" style:font-name="DejaVu Sans Mono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style:font-name="DejaVu Sans Mono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8080" style:font-name="DejaVu Sans Mono" fo:font-weight="bold"/>
    </style:style>
    <style:style style:name="T9" style:family="text">
      <style:text-properties fo:color="#008080" fo:font-weight="bold"/>
    </style:style>
    <style:style style:name="T10" style:family="text">
      <style:text-properties fo:color="#660099" style:font-name="DejaVu Sans Mono"/>
    </style:style>
    <style:style style:name="T11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Atividade para fazer em Cas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I</text:span></text:span><text:span text:style-name="Strong_20_Emphasis"><text:span text:style-name="T2">mplementar um programa com uma interface para entrada de dados que exige as seguintes informações do usuário:</text:span></text:span></text:p>
      <text:p text:style-name="P2"/>
      <text:p text:style-name="P3">- Nome: Obrigatório</text:p>
      <text:p text:style-name="P3">- CPF: Obrigatório</text:p>
      <text:p text:style-name="P3">- E-mail: Opcional</text:p>
      <text:p text:style-name="P3">- Fone: Opcional</text:p>
      <text:p text:style-name="P2"/>
      <text:p text:style-name="P1"><text:span text:style-name="Strong_20_Emphasis"><text:span text:style-name="T2">Caso o us</text:span></text:span><text:span text:style-name="Strong_20_Emphasis"><text:span text:style-name="T1">u</text:span></text:span><text:span text:style-name="Strong_20_Emphasis"><text:span text:style-name="T2">ário não informe os campos obrig</text:span></text:span><text:span text:style-name="Strong_20_Emphasis"><text:span text:style-name="T1">ató</text:span></text:span><text:span text:style-name="Strong_20_Emphasis"><text:span text:style-name="T2">rios o sistema deve exibir um alerta informando só campos fa</text:span></text:span><text:span text:style-name="Strong_20_Emphasis"><text:span text:style-name="T1">l</text:span></text:span><text:span text:style-name="Strong_20_Emphasis"><text:span text:style-name="T2">tantes.</text:span></text:span></text:p>
      <text:p text:style-name="P1"><text:span text:style-name="Strong_20_Emphasis"><text:span text:style-name="T2"/></text:span></text:p>
      <text:p text:style-name="P8"><text:span text:style-name="Strong_20_Emphasis"><text:span text:style-name="T4">import </text:span></text:span><text:span text:style-name="Strong_20_Emphasis"><text:span text:style-name="T3">PySimpleGUI </text:span></text:span><text:span text:style-name="Strong_20_Emphasis"><text:span text:style-name="T4">as </text:span></text:span><text:span text:style-name="Strong_20_Emphasis"><text:span text:style-name="T3">sg</text:span></text:span></text:p>
      <text:p text:style-name="P5">layout = [</text:p>
      <text:p text:style-name="P6"><text:s text:c="10"/><text:span text:style-name="T5">[sg.Text(</text:span><text:span text:style-name="T8">'Por favor, entre com os dados solicitados para cadastro.'</text:span><text:span text:style-name="T5">)],</text:span></text:p>
      <text:p text:style-name="P6"><text:s text:c="10"/><text:span text:style-name="T5">[sg.Text(</text:span><text:span text:style-name="T8">'Nome *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InputText(</text:span><text:span text:style-name="T10">key</text:span><text:span text:style-name="T5">=</text:span><text:span text:style-name="T8">'nome'</text:span><text:span text:style-name="T5">)],</text:span></text:p>
      <text:p text:style-name="P6"><text:s text:c="10"/><text:span text:style-name="T5">[sg.Text(</text:span><text:span text:style-name="T8">'CPF *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InputText(</text:span><text:span text:style-name="T10">key</text:span><text:span text:style-name="T5">=</text:span><text:span text:style-name="T8">'cpf'</text:span><text:span text:style-name="T5">)],</text:span></text:p>
      <text:p text:style-name="P6"><text:s text:c="10"/><text:span text:style-name="T5">[sg.Text(</text:span><text:span text:style-name="T8">'E-mail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InputText(</text:span><text:span text:style-name="T10">key</text:span><text:span text:style-name="T5">=</text:span><text:span text:style-name="T8">'email'</text:span><text:span text:style-name="T5">)],</text:span></text:p>
      <text:p text:style-name="P6"><text:s text:c="10"/><text:span text:style-name="T5">[sg.Text(</text:span><text:span text:style-name="T8">'Telefone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InputText(</text:span><text:span text:style-name="T10">key</text:span><text:span text:style-name="T5">=</text:span><text:span text:style-name="T8">'telefone'</text:span><text:span text:style-name="T5">)],</text:span></text:p>
      <text:p text:style-name="P6"><text:s text:c="10"/><text:span text:style-name="T5">[sg.Submit(</text:span><text:span text:style-name="T8">'Enviar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Cancel(</text:span><text:span text:style-name="T8">'Cancelar'</text:span><text:span text:style-name="T5">, </text:span><text:span text:style-name="T10">size</text:span><text:span text:style-name="T5">=(</text:span><text:span text:style-name="T11">15</text:span><text:span text:style-name="T5">, </text:span><text:span text:style-name="T11">1</text:span><text:span text:style-name="T5">)), sg.Text(</text:span><text:span text:style-name="T8">'Campo Obrigatório *'</text:span><text:span text:style-name="T5">, </text:span><text:span text:style-name="T10">size</text:span><text:span text:style-name="T5">=(</text:span><text:span text:style-name="T11">20</text:span><text:span text:style-name="T5">, </text:span><text:span text:style-name="T11">1</text:span><text:span text:style-name="T5">))]</text:span></text:p>
      <text:p text:style-name="P6"><text:s text:c="10"/><text:span text:style-name="T5">]</text:span></text:p>
      <text:p text:style-name="P5">window = sg.Window(<text:span text:style-name="T9">'Cadastro no UPSUS'</text:span>).Layout(layout)</text:p>
      <text:p text:style-name="P5">button, values = window.Read()</text:p>
      <text:p text:style-name="P5"><text:span text:style-name="T7">while </text:span>values[<text:span text:style-name="T9">'nome'</text:span>] == <text:span text:style-name="T9">'' </text:span><text:span text:style-name="T7">or </text:span>values[<text:span text:style-name="T9">'cpf'</text:span>] == <text:span text:style-name="T9">''</text:span>:</text:p>
      <text:p text:style-name="P6"><text:s text:c="4"/><text:span text:style-name="T5">sg.Popup(</text:span><text:span text:style-name="T8">'Alerta!!!'</text:span><text:span text:style-name="T5">, </text:span><text:span text:style-name="T8">'O Nome e o CPF são campos obrigatórios.'</text:span><text:span text:style-name="T5">)</text:span></text:p>
      <text:p text:style-name="P6"><text:s text:c="4"/><text:span text:style-name="T5">button, values = window.Read()</text:span></text:p>
      <text:p text:style-name="P7"><text:span text:style-name="T6">print</text:span>(values)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57:21.872903838</meta:creation-date>
    <dc:date>2019-05-13T10:34:58.642606965</dc:date>
    <meta:editing-duration>PT55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29" meta:character-count="1109" meta:non-whitespace-character-count="924"/>
  </office:meta>
</office:document-meta>
</file>